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entences.F12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bject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ntroduction</text:p>
          </table:table-cell>
        </table:table-row>
        <table:table-row table:style-name="ro1" table:number-rows-repeated="2">
          <table:table-cell table:style-name="ce7" table:number-columns-repeated="2"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ersonnag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Phase ID</text:p>
          </table:table-cell>
          <table:table-cell table:style-name="ce10" office:value-type="string" calcext:value-type="string">
            <text:p>Dialog ID</text:p>
          </table:table-cell>
          <table:table-cell table:style-name="ce10" office:value-type="string" calcext:value-type="string">
            <text:p>En réponse à</text:p>
          </table:table-cell>
          <table:table-cell table:style-name="ce11" office:value-type="string" calcext:value-type="string">
            <text:p>Réponses possibles</text:p>
          </table:table-cell>
          <table:table-cell table:style-name="ce11" office:value-type="string" calcext:value-type="string">
            <text:p>empt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content-validation-name="val1" office:value-type="string" calcext:value-type="string">
            <text:p>Pecqueux</text:p>
          </table:table-cell>
          <table:table-cell office:value-type="string" calcext:value-type="string">
            <text:p>Tu es prêt à partir Lantier ? </text:p>
          </table:table-cell>
          <table:table-cell table:style-name="ce3" table:content-validation-name="val2"/>
          <table:table-cell office:value-type="float" office:value="0" calcext:value-type="float">
            <text:p>0</text:p>
          </table:table-cell>
          <table:table-cell table:content-validation-name="val3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Lantier</text:p>
          </table:table-cell>
          <table:table-cell office:value-type="string" calcext:value-type="string">
            <text:p>Il le faut, malgré cette tempête.</text:p>
          </table:table-cell>
          <table:table-cell table:style-name="ce3" table:content-validation-name="val2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content-validation-name="val1"/>
          <table:table-cell/>
          <table:table-cell table:style-name="ce3" table:content-validation-name="val2"/>
          <table:table-cell/>
          <table:table-cell table:content-validation-name="val3"/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content-validation-name="val1"/>
          <table:table-cell table:style-name="ce2"/>
          <table:table-cell table:style-name="ce3" table:content-validation-name="val2"/>
          <table:table-cell/>
          <table:table-cell table:content-validation-name="val3"/>
          <table:table-cell table:number-columns-repeated="2"/>
        </table:table-row>
        <table:table-row table:style-name="ro1" table:number-rows-repeated="7">
          <table:table-cell table:style-name="ce3"/>
          <table:table-cell table:style-name="ce3" table:content-validation-name="val1"/>
          <table:table-cell table:style-name="ce2"/>
          <table:table-cell table:style-name="ce3" table:content-validation-name="val2"/>
          <table:table-cell/>
          <table:table-cell table:content-validation-name="val3"/>
          <table:table-cell table:number-columns-repeated="2"/>
        </table:table-row>
        <table:table-row table:style-name="ro1">
          <table:table-cell table:style-name="ce3"/>
          <table:table-cell table:style-name="ce3" table:content-validation-name="val1"/>
          <table:table-cell table:number-columns-repeated="6"/>
        </table:table-row>
        <table:table-row table:style-name="ro1" table:number-rows-repeated="16">
          <table:table-cell/>
          <table:table-cell table:content-validation-name="val1"/>
          <table:table-cell table:number-columns-repeated="6"/>
        </table:table-row>
        <table:table-row table:style-name="ro1">
          <table:table-cell/>
          <table:table-cell table:content-validation-name="val1"/>
          <table:table-cell table:number-columns-repeated="6"/>
        </table:table-row>
      </table:table>
      <table:table table:name="Characters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cqueux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0:39:36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7-23T10:48:05.878000000</dc:date>
    <meta:editing-duration>PT39M33S</meta:editing-duration>
    <meta:editing-cycles>14</meta:editing-cycles>
    <meta:document-statistic meta:table-count="3" meta:cell-count="29" meta:object-count="0"/>
  </office:meta>
</office:document-meta>
</file>